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bels_my-project-name_2020-11-05-09-59-0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18" table:default-cell-style-name="Default"/>
        <table:table-row table:style-name="ro1">
          <table:table-cell office:value-type="string" calcext:value-type="string">
            <text:p>cam2</text:p>
          </table:table-cell>
          <table:table-cell office:value-type="float" office:value="1192" calcext:value-type="float">
            <text:p>119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iew0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3</text:p>
          </table:table-cell>
          <table:table-cell office:value-type="float" office:value="524" calcext:value-type="float">
            <text:p>52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iew0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view0</text:p>
          </table:table-cell>
          <table:table-cell/>
          <table:table-cell office:value-type="string" calcext:value-type="string">
            <text:p>view1</text:p>
          </table:table-cell>
          <table:table-cell/>
          <table:table-cell office:value-type="string" calcext:value-type="string">
            <text:p>view2</text:p>
          </table:table-cell>
          <table:table-cell/>
          <table:table-cell office:value-type="string" calcext:value-type="string">
            <text:p>view3</text:p>
          </table:table-cell>
          <table:table-cell/>
          <table:table-cell office:value-type="string" calcext:value-type="string">
            <text:p>view4</text:p>
          </table:table-cell>
          <table:table-cell/>
          <table:table-cell office:value-type="string" calcext:value-type="string">
            <text:p>view5</text:p>
          </table:table-cell>
          <table:table-cell/>
          <table:table-cell office:value-type="string" calcext:value-type="string">
            <text:p>view6</text:p>
          </table:table-cell>
          <table:table-cell/>
          <table:table-cell office:value-type="string" calcext:value-type="string">
            <text:p>view7</text:p>
          </table:table-cell>
          <table:table-cell/>
        </table:table-row>
        <table:table-row table:style-name="ro1">
          <table:table-cell office:value-type="string" calcext:value-type="string">
            <text:p>cam6</text:p>
          </table:table-cell>
          <table:table-cell office:value-type="float" office:value="1222" calcext:value-type="float">
            <text:p>1222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view0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0</text:p>
          </table:table-cell>
          <table:table-cell table:number-columns-repeated="8"/>
          <table:table-cell office:value-type="float" office:value="1236" calcext:value-type="float">
            <text:p>1236</text:p>
          </table:table-cell>
          <table:table-cell office:value-type="float" office:value="150" calcext:value-type="float">
            <text:p>150</text:p>
          </table:table-cell>
          <table:table-cell office:value-type="float" office:value="1619" calcext:value-type="float">
            <text:p>1619</text:p>
          </table:table-cell>
          <table:table-cell office:value-type="float" office:value="162" calcext:value-type="float">
            <text:p>162</text:p>
          </table:table-cell>
          <table:table-cell office:value-type="float" office:value="1398" calcext:value-type="float">
            <text:p>1398</text:p>
          </table:table-cell>
          <table:table-cell office:value-type="float" office:value="200" calcext:value-type="float">
            <text:p>200</text:p>
          </table:table-cell>
          <table:table-cell office:value-type="float" office:value="1098" calcext:value-type="float">
            <text:p>109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am7</text:p>
          </table:table-cell>
          <table:table-cell office:value-type="float" office:value="438" calcext:value-type="float">
            <text:p>43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view0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1</text:p>
          </table:table-cell>
          <table:table-cell table:number-columns-repeated="8"/>
          <table:table-cell office:value-type="float" office:value="498" calcext:value-type="float">
            <text:p>498</text:p>
          </table:table-cell>
          <table:table-cell office:value-type="float" office:value="121" calcext:value-type="float">
            <text:p>121</text:p>
          </table:table-cell>
          <table:table-cell office:value-type="float" office:value="876" calcext:value-type="float">
            <text:p>876</text:p>
          </table:table-cell>
          <table:table-cell office:value-type="float" office:value="233" calcext:value-type="float">
            <text:p>233</text:p>
          </table:table-cell>
          <table:table-cell office:value-type="float" office:value="609" calcext:value-type="float">
            <text:p>609</text:p>
          </table:table-cell>
          <table:table-cell office:value-type="float" office:value="213" calcext:value-type="float">
            <text:p>213</text:p>
          </table:table-cell>
          <table:table-cell office:value-type="float" office:value="308" calcext:value-type="float">
            <text:p>30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am2</text:p>
          </table:table-cell>
          <table:table-cell office:value-type="float" office:value="1431" calcext:value-type="float">
            <text:p>143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iew1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2</text:p>
          </table:table-cell>
          <table:table-cell office:value-type="float" office:value="1192" calcext:value-type="float">
            <text:p>1192</text:p>
          </table:table-cell>
          <table:table-cell office:value-type="float" office:value="166" calcext:value-type="float">
            <text:p>166</text:p>
          </table:table-cell>
          <table:table-cell office:value-type="float" office:value="1431" calcext:value-type="float">
            <text:p>1431</text:p>
          </table:table-cell>
          <table:table-cell office:value-type="float" office:value="140" calcext:value-type="float">
            <text:p>140</text:p>
          </table:table-cell>
          <table:table-cell office:value-type="float" office:value="1327" calcext:value-type="float">
            <text:p>1327</text:p>
          </table:table-cell>
          <table:table-cell office:value-type="float" office:value="202" calcext:value-type="float">
            <text:p>202</text:p>
          </table:table-cell>
          <table:table-cell office:value-type="float" office:value="1256" calcext:value-type="float">
            <text:p>1256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m3</text:p>
          </table:table-cell>
          <table:table-cell office:value-type="float" office:value="758" calcext:value-type="float">
            <text:p>75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view1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3</text:p>
          </table:table-cell>
          <table:table-cell office:value-type="float" office:value="524" calcext:value-type="float">
            <text:p>524</text:p>
          </table:table-cell>
          <table:table-cell office:value-type="float" office:value="94" calcext:value-type="float">
            <text:p>94</text:p>
          </table:table-cell>
          <table:table-cell office:value-type="float" office:value="758" calcext:value-type="float">
            <text:p>758</text:p>
          </table:table-cell>
          <table:table-cell office:value-type="float" office:value="193" calcext:value-type="float">
            <text:p>193</text:p>
          </table:table-cell>
          <table:table-cell office:value-type="float" office:value="619" calcext:value-type="float">
            <text:p>619</text:p>
          </table:table-cell>
          <table:table-cell office:value-type="float" office:value="227" calcext:value-type="float">
            <text:p>227</text:p>
          </table:table-cell>
          <table:table-cell office:value-type="float" office:value="542" calcext:value-type="float">
            <text:p>542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m6</text:p>
          </table:table-cell>
          <table:table-cell office:value-type="float" office:value="1499" calcext:value-type="float">
            <text:p>1499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view1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4</text:p>
          </table:table-cell>
          <table:table-cell table:number-columns-repeated="8"/>
          <table:table-cell office:value-type="float" office:value="1283" calcext:value-type="float">
            <text:p>1283</text:p>
          </table:table-cell>
          <table:table-cell office:value-type="float" office:value="916" calcext:value-type="float">
            <text:p>916</text:p>
          </table:table-cell>
          <table:table-cell office:value-type="float" office:value="1662" calcext:value-type="float">
            <text:p>1662</text:p>
          </table:table-cell>
          <table:table-cell office:value-type="float" office:value="1001" calcext:value-type="float">
            <text:p>1001</text:p>
          </table:table-cell>
          <table:table-cell office:value-type="float" office:value="1387" calcext:value-type="float">
            <text:p>1387</text:p>
          </table:table-cell>
          <table:table-cell office:value-type="float" office:value="1021" calcext:value-type="float">
            <text:p>1021</text:p>
          </table:table-cell>
          <table:table-cell office:value-type="float" office:value="1100" calcext:value-type="float">
            <text:p>110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cam7</text:p>
          </table:table-cell>
          <table:table-cell office:value-type="float" office:value="703" calcext:value-type="float">
            <text:p>703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view1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5</text:p>
          </table:table-cell>
          <table:table-cell table:number-columns-repeated="8"/>
          <table:table-cell office:value-type="float" office:value="501" calcext:value-type="float">
            <text:p>501</text:p>
          </table:table-cell>
          <table:table-cell office:value-type="float" office:value="940" calcext:value-type="float">
            <text:p>940</text:p>
          </table:table-cell>
          <table:table-cell office:value-type="float" office:value="865" calcext:value-type="float">
            <text:p>865</text:p>
          </table:table-cell>
          <table:table-cell office:value-type="float" office:value="1000" calcext:value-type="float">
            <text:p>1000</text:p>
          </table:table-cell>
          <table:table-cell office:value-type="float" office:value="647" calcext:value-type="float">
            <text:p>647</text:p>
          </table:table-cell>
          <table:table-cell office:value-type="float" office:value="982" calcext:value-type="float">
            <text:p>982</text:p>
          </table:table-cell>
          <table:table-cell office:value-type="float" office:value="359" calcext:value-type="float">
            <text:p>35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am2</text:p>
          </table:table-cell>
          <table:table-cell office:value-type="float" office:value="1327" calcext:value-type="float">
            <text:p>132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6</text:p>
          </table:table-cell>
          <table:table-cell office:value-type="float" office:value="1222" calcext:value-type="float">
            <text:p>1222</text:p>
          </table:table-cell>
          <table:table-cell office:value-type="float" office:value="939" calcext:value-type="float">
            <text:p>939</text:p>
          </table:table-cell>
          <table:table-cell office:value-type="float" office:value="1499" calcext:value-type="float">
            <text:p>1499</text:p>
          </table:table-cell>
          <table:table-cell office:value-type="float" office:value="969" calcext:value-type="float">
            <text:p>969</text:p>
          </table:table-cell>
          <table:table-cell office:value-type="float" office:value="1370" calcext:value-type="float">
            <text:p>1370</text:p>
          </table:table-cell>
          <table:table-cell office:value-type="float" office:value="1023" calcext:value-type="float">
            <text:p>1023</text:p>
          </table:table-cell>
          <table:table-cell office:value-type="float" office:value="1293" calcext:value-type="float">
            <text:p>1293</text:p>
          </table:table-cell>
          <table:table-cell office:value-type="float" office:value="971" calcext:value-type="float">
            <text:p>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m3</text:p>
          </table:table-cell>
          <table:table-cell office:value-type="float" office:value="619" calcext:value-type="float">
            <text:p>61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7</text:p>
          </table:table-cell>
          <table:table-cell office:value-type="float" office:value="438" calcext:value-type="float">
            <text:p>438</text:p>
          </table:table-cell>
          <table:table-cell office:value-type="float" office:value="905" calcext:value-type="float">
            <text:p>905</text:p>
          </table:table-cell>
          <table:table-cell office:value-type="float" office:value="703" calcext:value-type="float">
            <text:p>703</text:p>
          </table:table-cell>
          <table:table-cell office:value-type="float" office:value="957" calcext:value-type="float">
            <text:p>957</text:p>
          </table:table-cell>
          <table:table-cell office:value-type="float" office:value="631" calcext:value-type="float">
            <text:p>631</text:p>
          </table:table-cell>
          <table:table-cell office:value-type="float" office:value="991" calcext:value-type="float">
            <text:p>991</text:p>
          </table:table-cell>
          <table:table-cell office:value-type="float" office:value="559" calcext:value-type="float">
            <text:p>559</text:p>
          </table:table-cell>
          <table:table-cell office:value-type="float" office:value="1038" calcext:value-type="float">
            <text:p>1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m6</text:p>
          </table:table-cell>
          <table:table-cell office:value-type="float" office:value="1370" calcext:value-type="float">
            <text:p>1370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1</text:p>
          </table:table-cell>
          <table:table-cell table:number-columns-repeated="4"/>
          <table:table-cell office:value-type="float" office:value="243" calcext:value-type="float">
            <text:p>243</text:p>
          </table:table-cell>
          <table:table-cell office:value-type="float" office:value="377" calcext:value-type="float">
            <text:p>377</text:p>
          </table:table-cell>
          <table:table-cell table:number-columns-repeated="6"/>
          <table:table-cell office:value-type="float" office:value="979" calcext:value-type="float">
            <text:p>979</text:p>
          </table:table-cell>
          <table:table-cell office:value-type="float" office:value="345" calcext:value-type="float">
            <text:p>345</text:p>
          </table:table-cell>
          <table:table-cell office:value-type="float" office:value="1350" calcext:value-type="float">
            <text:p>135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cam7</text:p>
          </table:table-cell>
          <table:table-cell office:value-type="float" office:value="631" calcext:value-type="float">
            <text:p>631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2</text:p>
          </table:table-cell>
          <table:table-cell table:number-columns-repeated="4"/>
          <table:table-cell office:value-type="float" office:value="899" calcext:value-type="float">
            <text:p>899</text:p>
          </table:table-cell>
          <table:table-cell office:value-type="float" office:value="365" calcext:value-type="float">
            <text:p>365</text:p>
          </table:table-cell>
          <table:table-cell office:value-type="float" office:value="1613" calcext:value-type="float">
            <text:p>1613</text:p>
          </table:table-cell>
          <table:table-cell office:value-type="float" office:value="348" calcext:value-type="float">
            <text:p>348</text:p>
          </table:table-cell>
          <table:table-cell table:number-columns-repeated="4"/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2</text:p>
          </table:table-cell>
          <table:table-cell office:value-type="float" office:value="1256" calcext:value-type="float">
            <text:p>1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3</text:p>
          </table:table-cell>
          <table:table-cell table:number-columns-repeated="4"/>
          <table:table-cell office:value-type="float" office:value="920" calcext:value-type="float">
            <text:p>920</text:p>
          </table:table-cell>
          <table:table-cell office:value-type="float" office:value="333" calcext:value-type="float">
            <text:p>333</text:p>
          </table:table-cell>
          <table:table-cell office:value-type="float" office:value="1269" calcext:value-type="float">
            <text:p>1269</text:p>
          </table:table-cell>
          <table:table-cell office:value-type="float" office:value="324" calcext:value-type="float">
            <text:p>324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435" calcext:value-type="float">
            <text:p>435</text:p>
          </table:table-cell>
          <table:table-cell office:value-type="float" office:value="1083" calcext:value-type="float">
            <text:p>108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cam3</text:p>
          </table:table-cell>
          <table:table-cell office:value-type="float" office:value="542" calcext:value-type="float">
            <text:p>54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4</text:p>
          </table:table-cell>
          <table:table-cell table:number-columns-repeated="4"/>
          <table:table-cell office:value-type="float" office:value="1513" calcext:value-type="float">
            <text:p>1513</text:p>
          </table:table-cell>
          <table:table-cell office:value-type="float" office:value="325" calcext:value-type="float">
            <text:p>325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cam6</text:p>
          </table:table-cell>
          <table:table-cell office:value-type="float" office:value="1293" calcext:value-type="float">
            <text:p>1293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5</text:p>
          </table:table-cell>
          <table:table-cell table:number-columns-repeated="4"/>
          <table:table-cell office:value-type="float" office:value="696" calcext:value-type="float">
            <text:p>696</text:p>
          </table:table-cell>
          <table:table-cell office:value-type="float" office:value="424" calcext:value-type="float">
            <text:p>424</text:p>
          </table:table-cell>
          <table:table-cell office:value-type="float" office:value="1616" calcext:value-type="float">
            <text:p>1616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798" calcext:value-type="float">
            <text:p>79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cam7</text:p>
          </table:table-cell>
          <table:table-cell office:value-type="float" office:value="559" calcext:value-type="float">
            <text:p>559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6</text:p>
          </table:table-cell>
          <table:table-cell office:value-type="float" office:value="1721" calcext:value-type="float">
            <text:p>1721</text:p>
          </table:table-cell>
          <table:table-cell office:value-type="float" office:value="704" calcext:value-type="float">
            <text:p>704</text:p>
          </table:table-cell>
          <table:table-cell office:value-type="float" office:value="1609" calcext:value-type="float">
            <text:p>1609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754" calcext:value-type="float">
            <text:p>1754</text:p>
          </table:table-cell>
          <table:table-cell office:value-type="float" office:value="1105" calcext:value-type="float">
            <text:p>1105</text:p>
          </table:table-cell>
          <table:table-cell office:value-type="float" office:value="279" calcext:value-type="float">
            <text:p>279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0</text:p>
          </table:table-cell>
          <table:table-cell office:value-type="float" office:value="1236" calcext:value-type="float">
            <text:p>12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ew4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43" calcext:value-type="float">
            <text:p>1643</text:p>
          </table:table-cell>
          <table:table-cell office:value-type="float" office:value="50" calcext:value-type="float">
            <text:p>50</text:p>
          </table:table-cell>
          <table:table-cell office:value-type="float" office:value="1520" calcext:value-type="float">
            <text:p>1520</text:p>
          </table:table-cell>
          <table:table-cell office:value-type="float" office:value="1180" calcext:value-type="float">
            <text:p>118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879" calcext:value-type="float">
            <text:p>879</text:p>
          </table:table-cell>
          <table:table-cell office:value-type="float" office:value="182" calcext:value-type="float">
            <text:p>18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cam1</text:p>
          </table:table-cell>
          <table:table-cell office:value-type="float" office:value="498" calcext:value-type="float">
            <text:p>4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iew4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8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331" calcext:value-type="float">
            <text:p>331</text:p>
          </table:table-cell>
          <table:table-cell office:value-type="float" office:value="372" calcext:value-type="float">
            <text:p>372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office:value-type="float" office:value="1653" calcext:value-type="float">
            <text:p>1653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4</text:p>
          </table:table-cell>
          <table:table-cell office:value-type="float" office:value="1283" calcext:value-type="float">
            <text:p>1283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view4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9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434" calcext:value-type="float">
            <text:p>434</text:p>
          </table:table-cell>
          <table:table-cell table:number-columns-repeated="4"/>
          <table:table-cell office:value-type="float" office:value="1575" calcext:value-type="float">
            <text:p>1575</text:p>
          </table:table-cell>
          <table:table-cell office:value-type="float" office:value="384" calcext:value-type="float">
            <text:p>384</text:p>
          </table:table-cell>
          <table:table-cell office:value-type="float" office:value="1774" calcext:value-type="float">
            <text:p>177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cam5</text:p>
          </table:table-cell>
          <table:table-cell office:value-type="float" office:value="501" calcext:value-type="float">
            <text:p>50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view4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10</text:p>
          </table:table-cell>
          <table:table-cell office:value-type="float" office:value="309" calcext:value-type="float">
            <text:p>309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float" office:value="1775" calcext:value-type="float">
            <text:p>1775</text:p>
          </table:table-cell>
          <table:table-cell office:value-type="float" office:value="299" calcext:value-type="float">
            <text:p>299</text:p>
          </table:table-cell>
          <table:table-cell office:value-type="float" office:value="1540" calcext:value-type="float">
            <text:p>1540</text:p>
          </table:table-cell>
          <table:table-cell office:value-type="float" office:value="1081" calcext:value-type="float">
            <text:p>1081</text:p>
          </table:table-cell>
          <table:table-cell office:value-type="float" office:value="1726" calcext:value-type="float">
            <text:p>172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cam0</text:p>
          </table:table-cell>
          <table:table-cell office:value-type="float" office:value="1619" calcext:value-type="float">
            <text:p>161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view5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11</text:p>
          </table:table-cell>
          <table:table-cell office:value-type="float" office:value="277" calcext:value-type="float">
            <text:p>277</text:p>
          </table:table-cell>
          <table:table-cell office:value-type="float" office:value="189" calcext:value-type="float">
            <text:p>189</text:p>
          </table:table-cell>
          <table:table-cell table:number-columns-repeated="8"/>
          <table:table-cell office:value-type="float" office:value="1756" calcext:value-type="float">
            <text:p>1756</text:p>
          </table:table-cell>
          <table:table-cell office:value-type="float" office:value="558" calcext:value-type="float">
            <text:p>558</text:p>
          </table:table-cell>
          <table:table-cell office:value-type="float" office:value="1500" calcext:value-type="float">
            <text:p>1500</text:p>
          </table:table-cell>
          <table:table-cell office:value-type="float" office:value="1083" calcext:value-type="float">
            <text:p>1083</text:p>
          </table:table-cell>
          <table:table-cell office:value-type="float" office:value="1539" calcext:value-type="float">
            <text:p>153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cam1</text:p>
          </table:table-cell>
          <table:table-cell office:value-type="float" office:value="876" calcext:value-type="float">
            <text:p>87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iew5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1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office:value-type="float" office:value="1541" calcext:value-type="float">
            <text:p>1541</text:p>
          </table:table-cell>
          <table:table-cell office:value-type="float" office:value="697" calcext:value-type="float">
            <text:p>697</text:p>
          </table:table-cell>
          <table:table-cell table:number-columns-repeated="4"/>
          <table:table-cell office:value-type="float" office:value="1352" calcext:value-type="float">
            <text:p>135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cam4</text:p>
          </table:table-cell>
          <table:table-cell office:value-type="float" office:value="1662" calcext:value-type="float">
            <text:p>166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view5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13</text:p>
          </table:table-cell>
          <table:table-cell table:number-columns-repeated="4"/>
          <table:table-cell office:value-type="float" office:value="783" calcext:value-type="float">
            <text:p>783</text:p>
          </table:table-cell>
          <table:table-cell office:value-type="float" office:value="336" calcext:value-type="float">
            <text:p>336</text:p>
          </table:table-cell>
          <table:table-cell office:value-type="float" office:value="1145" calcext:value-type="float">
            <text:p>1145</text:p>
          </table:table-cell>
          <table:table-cell office:value-type="float" office:value="324" calcext:value-type="float">
            <text:p>324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5</text:p>
          </table:table-cell>
          <table:table-cell office:value-type="float" office:value="865" calcext:value-type="float">
            <text:p>86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ew5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0</text:p>
          </table:table-cell>
          <table:table-cell office:value-type="float" office:value="1398" calcext:value-type="float">
            <text:p>13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ew6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1</text:p>
          </table:table-cell>
          <table:table-cell office:value-type="float" office:value="609" calcext:value-type="float">
            <text:p>60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view6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4</text:p>
          </table:table-cell>
          <table:table-cell office:value-type="float" office:value="1387" calcext:value-type="float">
            <text:p>1387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view6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5</text:p>
          </table:table-cell>
          <table:table-cell office:value-type="float" office:value="647" calcext:value-type="float">
            <text:p>647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view6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0</text:p>
          </table:table-cell>
          <table:table-cell office:value-type="float" office:value="1098" calcext:value-type="float">
            <text:p>109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1</text:p>
          </table:table-cell>
          <table:table-cell office:value-type="float" office:value="308" calcext:value-type="float">
            <text:p>30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4</text:p>
          </table:table-cell>
          <table:table-cell office:value-type="float" office:value="1100" calcext:value-type="float">
            <text:p>110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5</text:p>
          </table:table-cell>
          <table:table-cell office:value-type="float" office:value="359" calcext:value-type="float">
            <text:p>359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cam0</text:p>
          </table:table-cell>
          <table:table-cell table:formula="of:=IF(ISBLANK([.I3]);&quot;[0,0,0],&quot;;COM.MICROSOFT.CONCAT(&quot;[&quot;;[.I3];&quot;,&quot;;[.J3];&quot;,1],&quot;))" office:value-type="string" office:string-value="[0,0,0]," calcext:value-type="string">
            <text:p>[0,0,0],</text:p>
          </table:table-cell>
          <table:table-cell/>
          <table:table-cell table:formula="of:=IF(ISBLANK([.K3]);&quot;[0,0,0],&quot;;COM.MICROSOFT.CONCAT(&quot;[&quot;;[.K3];&quot;,&quot;;[.L3];&quot;,1],&quot;))" office:value-type="string" office:string-value="[0,0,0]," calcext:value-type="string">
            <text:p>[0,0,0],</text:p>
          </table:table-cell>
          <table:table-cell/>
          <table:table-cell table:formula="of:=IF(ISBLANK([.M3]);&quot;[0,0,0],&quot;;COM.MICROSOFT.CONCAT(&quot;[&quot;;[.M3];&quot;,&quot;;[.N3];&quot;,1],&quot;))" office:value-type="string" office:string-value="[0,0,0]," calcext:value-type="string">
            <text:p>[0,0,0],</text:p>
          </table:table-cell>
          <table:table-cell/>
          <table:table-cell table:formula="of:=IF(ISBLANK([.O3]);&quot;[0,0,0],&quot;;COM.MICROSOFT.CONCAT(&quot;[&quot;;[.O3];&quot;,&quot;;[.P3];&quot;,1],&quot;))" office:value-type="string" office:string-value="[0,0,0]," calcext:value-type="string">
            <text:p>[0,0,0],</text:p>
          </table:table-cell>
          <table:table-cell/>
          <table:table-cell table:formula="of:=IF(ISBLANK([.Q3]);&quot;[0,0,0],&quot;;COM.MICROSOFT.CONCAT(&quot;[&quot;;[.Q3];&quot;,&quot;;[.R3];&quot;,1],&quot;))" office:value-type="string" office:string-value="[1236,150,1]," calcext:value-type="string">
            <text:p>[1236,150,1],</text:p>
          </table:table-cell>
          <table:table-cell/>
          <table:table-cell table:formula="of:=IF(ISBLANK([.S3]);&quot;[0,0,0],&quot;;COM.MICROSOFT.CONCAT(&quot;[&quot;;[.S3];&quot;,&quot;;[.T3];&quot;,1],&quot;))" office:value-type="string" office:string-value="[1619,162,1]," calcext:value-type="string">
            <text:p>[1619,162,1],</text:p>
          </table:table-cell>
          <table:table-cell/>
          <table:table-cell table:formula="of:=IF(ISBLANK([.U3]);&quot;[0,0,0],&quot;;COM.MICROSOFT.CONCAT(&quot;[&quot;;[.U3];&quot;,&quot;;[.V3];&quot;,1],&quot;))" office:value-type="string" office:string-value="[1398,200,1]," calcext:value-type="string">
            <text:p>[1398,200,1],</text:p>
          </table:table-cell>
          <table:table-cell/>
          <table:table-cell table:formula="of:=IF(ISBLANK([.W3]);&quot;[0,0,0],&quot;;COM.MICROSOFT.CONCAT(&quot;[&quot;;[.W3];&quot;,&quot;;[.X3];&quot;,1],&quot;))" office:value-type="string" office:string-value="[1098,269,1]," calcext:value-type="string">
            <text:p>[1098,269,1],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am1</text:p>
          </table:table-cell>
          <table:table-cell table:formula="of:=IF(ISBLANK([.I4]);&quot;[0,0,0],&quot;;COM.MICROSOFT.CONCAT(&quot;[&quot;;[.I4];&quot;,&quot;;[.J4];&quot;,1],&quot;))" office:value-type="string" office:string-value="[0,0,0]," calcext:value-type="string">
            <text:p>[0,0,0],</text:p>
          </table:table-cell>
          <table:table-cell/>
          <table:table-cell table:formula="of:=IF(ISBLANK([.K4]);&quot;[0,0,0],&quot;;COM.MICROSOFT.CONCAT(&quot;[&quot;;[.K4];&quot;,&quot;;[.L4];&quot;,1],&quot;))" office:value-type="string" office:string-value="[0,0,0]," calcext:value-type="string">
            <text:p>[0,0,0],</text:p>
          </table:table-cell>
          <table:table-cell/>
          <table:table-cell table:formula="of:=IF(ISBLANK([.M4]);&quot;[0,0,0],&quot;;COM.MICROSOFT.CONCAT(&quot;[&quot;;[.M4];&quot;,&quot;;[.N4];&quot;,1],&quot;))" office:value-type="string" office:string-value="[0,0,0]," calcext:value-type="string">
            <text:p>[0,0,0],</text:p>
          </table:table-cell>
          <table:table-cell/>
          <table:table-cell table:formula="of:=IF(ISBLANK([.O4]);&quot;[0,0,0],&quot;;COM.MICROSOFT.CONCAT(&quot;[&quot;;[.O4];&quot;,&quot;;[.P4];&quot;,1],&quot;))" office:value-type="string" office:string-value="[0,0,0]," calcext:value-type="string">
            <text:p>[0,0,0],</text:p>
          </table:table-cell>
          <table:table-cell/>
          <table:table-cell table:formula="of:=IF(ISBLANK([.Q4]);&quot;[0,0,0],&quot;;COM.MICROSOFT.CONCAT(&quot;[&quot;;[.Q4];&quot;,&quot;;[.R4];&quot;,1],&quot;))" office:value-type="string" office:string-value="[498,121,1]," calcext:value-type="string">
            <text:p>[498,121,1],</text:p>
          </table:table-cell>
          <table:table-cell/>
          <table:table-cell table:formula="of:=IF(ISBLANK([.S4]);&quot;[0,0,0],&quot;;COM.MICROSOFT.CONCAT(&quot;[&quot;;[.S4];&quot;,&quot;;[.T4];&quot;,1],&quot;))" office:value-type="string" office:string-value="[876,233,1]," calcext:value-type="string">
            <text:p>[876,233,1],</text:p>
          </table:table-cell>
          <table:table-cell/>
          <table:table-cell table:formula="of:=IF(ISBLANK([.U4]);&quot;[0,0,0],&quot;;COM.MICROSOFT.CONCAT(&quot;[&quot;;[.U4];&quot;,&quot;;[.V4];&quot;,1],&quot;))" office:value-type="string" office:string-value="[609,213,1]," calcext:value-type="string">
            <text:p>[609,213,1],</text:p>
          </table:table-cell>
          <table:table-cell/>
          <table:table-cell table:formula="of:=IF(ISBLANK([.W4]);&quot;[0,0,0],&quot;;COM.MICROSOFT.CONCAT(&quot;[&quot;;[.W4];&quot;,&quot;;[.X4];&quot;,1],&quot;))" office:value-type="string" office:string-value="[308,283,1]," calcext:value-type="string">
            <text:p>[308,283,1],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43" calcext:value-type="float">
            <text:p>24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2</text:p>
          </table:table-cell>
          <table:table-cell table:formula="of:=IF(ISBLANK([.I5]);&quot;[0,0,0],&quot;;COM.MICROSOFT.CONCAT(&quot;[&quot;;[.I5];&quot;,&quot;;[.J5];&quot;,1],&quot;))" office:value-type="string" office:string-value="[1192,166,1]," calcext:value-type="string">
            <text:p>[1192,166,1],</text:p>
          </table:table-cell>
          <table:table-cell/>
          <table:table-cell table:formula="of:=IF(ISBLANK([.K5]);&quot;[0,0,0],&quot;;COM.MICROSOFT.CONCAT(&quot;[&quot;;[.K5];&quot;,&quot;;[.L5];&quot;,1],&quot;))" office:value-type="string" office:string-value="[1431,140,1]," calcext:value-type="string">
            <text:p>[1431,140,1],</text:p>
          </table:table-cell>
          <table:table-cell/>
          <table:table-cell table:formula="of:=IF(ISBLANK([.M5]);&quot;[0,0,0],&quot;;COM.MICROSOFT.CONCAT(&quot;[&quot;;[.M5];&quot;,&quot;;[.N5];&quot;,1],&quot;))" office:value-type="string" office:string-value="[1327,202,1]," calcext:value-type="string">
            <text:p>[1327,202,1],</text:p>
          </table:table-cell>
          <table:table-cell/>
          <table:table-cell table:formula="of:=IF(ISBLANK([.O5]);&quot;[0,0,0],&quot;;COM.MICROSOFT.CONCAT(&quot;[&quot;;[.O5];&quot;,&quot;;[.P5];&quot;,1],&quot;))" office:value-type="string" office:string-value="[1256,200,1]," calcext:value-type="string">
            <text:p>[1256,200,1],</text:p>
          </table:table-cell>
          <table:table-cell/>
          <table:table-cell table:formula="of:=IF(ISBLANK([.Q5]);&quot;[0,0,0],&quot;;COM.MICROSOFT.CONCAT(&quot;[&quot;;[.Q5];&quot;,&quot;;[.R5];&quot;,1],&quot;))" office:value-type="string" office:string-value="[0,0,0]," calcext:value-type="string">
            <text:p>[0,0,0],</text:p>
          </table:table-cell>
          <table:table-cell/>
          <table:table-cell table:formula="of:=IF(ISBLANK([.S5]);&quot;[0,0,0],&quot;;COM.MICROSOFT.CONCAT(&quot;[&quot;;[.S5];&quot;,&quot;;[.T5];&quot;,1],&quot;))" office:value-type="string" office:string-value="[0,0,0]," calcext:value-type="string">
            <text:p>[0,0,0],</text:p>
          </table:table-cell>
          <table:table-cell/>
          <table:table-cell table:formula="of:=IF(ISBLANK([.U5]);&quot;[0,0,0],&quot;;COM.MICROSOFT.CONCAT(&quot;[&quot;;[.U5];&quot;,&quot;;[.V5];&quot;,1],&quot;))" office:value-type="string" office:string-value="[0,0,0]," calcext:value-type="string">
            <text:p>[0,0,0],</text:p>
          </table:table-cell>
          <table:table-cell/>
          <table:table-cell table:formula="of:=IF(ISBLANK([.W5]);&quot;[0,0,0],&quot;;COM.MICROSOFT.CONCAT(&quot;[&quot;;[.W5];&quot;,&quot;;[.X5];&quot;,1],&quot;))" office:value-type="string" office:string-value="[0,0,0]," calcext:value-type="string">
            <text:p>[0,0,0],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899" calcext:value-type="float">
            <text:p>8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3</text:p>
          </table:table-cell>
          <table:table-cell table:formula="of:=IF(ISBLANK([.I6]);&quot;[0,0,0],&quot;;COM.MICROSOFT.CONCAT(&quot;[&quot;;[.I6];&quot;,&quot;;[.J6];&quot;,1],&quot;))" office:value-type="string" office:string-value="[524,94,1]," calcext:value-type="string">
            <text:p>[524,94,1],</text:p>
          </table:table-cell>
          <table:table-cell/>
          <table:table-cell table:formula="of:=IF(ISBLANK([.K6]);&quot;[0,0,0],&quot;;COM.MICROSOFT.CONCAT(&quot;[&quot;;[.K6];&quot;,&quot;;[.L6];&quot;,1],&quot;))" office:value-type="string" office:string-value="[758,193,1]," calcext:value-type="string">
            <text:p>[758,193,1],</text:p>
          </table:table-cell>
          <table:table-cell/>
          <table:table-cell table:formula="of:=IF(ISBLANK([.M6]);&quot;[0,0,0],&quot;;COM.MICROSOFT.CONCAT(&quot;[&quot;;[.M6];&quot;,&quot;;[.N6];&quot;,1],&quot;))" office:value-type="string" office:string-value="[619,227,1]," calcext:value-type="string">
            <text:p>[619,227,1],</text:p>
          </table:table-cell>
          <table:table-cell/>
          <table:table-cell table:formula="of:=IF(ISBLANK([.O6]);&quot;[0,0,0],&quot;;COM.MICROSOFT.CONCAT(&quot;[&quot;;[.O6];&quot;,&quot;;[.P6];&quot;,1],&quot;))" office:value-type="string" office:string-value="[542,223,1]," calcext:value-type="string">
            <text:p>[542,223,1],</text:p>
          </table:table-cell>
          <table:table-cell/>
          <table:table-cell table:formula="of:=IF(ISBLANK([.Q6]);&quot;[0,0,0],&quot;;COM.MICROSOFT.CONCAT(&quot;[&quot;;[.Q6];&quot;,&quot;;[.R6];&quot;,1],&quot;))" office:value-type="string" office:string-value="[0,0,0]," calcext:value-type="string">
            <text:p>[0,0,0],</text:p>
          </table:table-cell>
          <table:table-cell/>
          <table:table-cell table:formula="of:=IF(ISBLANK([.S6]);&quot;[0,0,0],&quot;;COM.MICROSOFT.CONCAT(&quot;[&quot;;[.S6];&quot;,&quot;;[.T6];&quot;,1],&quot;))" office:value-type="string" office:string-value="[0,0,0]," calcext:value-type="string">
            <text:p>[0,0,0],</text:p>
          </table:table-cell>
          <table:table-cell/>
          <table:table-cell table:formula="of:=IF(ISBLANK([.U6]);&quot;[0,0,0],&quot;;COM.MICROSOFT.CONCAT(&quot;[&quot;;[.U6];&quot;,&quot;;[.V6];&quot;,1],&quot;))" office:value-type="string" office:string-value="[0,0,0]," calcext:value-type="string">
            <text:p>[0,0,0],</text:p>
          </table:table-cell>
          <table:table-cell/>
          <table:table-cell table:formula="of:=IF(ISBLANK([.W6]);&quot;[0,0,0],&quot;;COM.MICROSOFT.CONCAT(&quot;[&quot;;[.W6];&quot;,&quot;;[.X6];&quot;,1],&quot;))" office:value-type="string" office:string-value="[0,0,0]," calcext:value-type="string">
            <text:p>[0,0,0],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920" calcext:value-type="float">
            <text:p>92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4</text:p>
          </table:table-cell>
          <table:table-cell table:formula="of:=IF(ISBLANK([.I7]);&quot;[0,0,0],&quot;;COM.MICROSOFT.CONCAT(&quot;[&quot;;[.I7];&quot;,&quot;;[.J7];&quot;,1],&quot;))" office:value-type="string" office:string-value="[0,0,0]," calcext:value-type="string">
            <text:p>[0,0,0],</text:p>
          </table:table-cell>
          <table:table-cell/>
          <table:table-cell table:formula="of:=IF(ISBLANK([.K7]);&quot;[0,0,0],&quot;;COM.MICROSOFT.CONCAT(&quot;[&quot;;[.K7];&quot;,&quot;;[.L7];&quot;,1],&quot;))" office:value-type="string" office:string-value="[0,0,0]," calcext:value-type="string">
            <text:p>[0,0,0],</text:p>
          </table:table-cell>
          <table:table-cell/>
          <table:table-cell table:formula="of:=IF(ISBLANK([.M7]);&quot;[0,0,0],&quot;;COM.MICROSOFT.CONCAT(&quot;[&quot;;[.M7];&quot;,&quot;;[.N7];&quot;,1],&quot;))" office:value-type="string" office:string-value="[0,0,0]," calcext:value-type="string">
            <text:p>[0,0,0],</text:p>
          </table:table-cell>
          <table:table-cell/>
          <table:table-cell table:formula="of:=IF(ISBLANK([.O7]);&quot;[0,0,0],&quot;;COM.MICROSOFT.CONCAT(&quot;[&quot;;[.O7];&quot;,&quot;;[.P7];&quot;,1],&quot;))" office:value-type="string" office:string-value="[0,0,0]," calcext:value-type="string">
            <text:p>[0,0,0],</text:p>
          </table:table-cell>
          <table:table-cell/>
          <table:table-cell table:formula="of:=IF(ISBLANK([.Q7]);&quot;[0,0,0],&quot;;COM.MICROSOFT.CONCAT(&quot;[&quot;;[.Q7];&quot;,&quot;;[.R7];&quot;,1],&quot;))" office:value-type="string" office:string-value="[1283,916,1]," calcext:value-type="string">
            <text:p>[1283,916,1],</text:p>
          </table:table-cell>
          <table:table-cell/>
          <table:table-cell table:formula="of:=IF(ISBLANK([.S7]);&quot;[0,0,0],&quot;;COM.MICROSOFT.CONCAT(&quot;[&quot;;[.S7];&quot;,&quot;;[.T7];&quot;,1],&quot;))" office:value-type="string" office:string-value="[1662,1001,1]," calcext:value-type="string">
            <text:p>[1662,1001,1],</text:p>
          </table:table-cell>
          <table:table-cell/>
          <table:table-cell table:formula="of:=IF(ISBLANK([.U7]);&quot;[0,0,0],&quot;;COM.MICROSOFT.CONCAT(&quot;[&quot;;[.U7];&quot;,&quot;;[.V7];&quot;,1],&quot;))" office:value-type="string" office:string-value="[1387,1021,1]," calcext:value-type="string">
            <text:p>[1387,1021,1],</text:p>
          </table:table-cell>
          <table:table-cell/>
          <table:table-cell table:formula="of:=IF(ISBLANK([.W7]);&quot;[0,0,0],&quot;;COM.MICROSOFT.CONCAT(&quot;[&quot;;[.W7];&quot;,&quot;;[.X7];&quot;,1],&quot;))" office:value-type="string" office:string-value="[1100,1035,1]," calcext:value-type="string">
            <text:p>[1100,1035,1],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613" calcext:value-type="float">
            <text:p>161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5</text:p>
          </table:table-cell>
          <table:table-cell table:formula="of:=IF(ISBLANK([.I8]);&quot;[0,0,0],&quot;;COM.MICROSOFT.CONCAT(&quot;[&quot;;[.I8];&quot;,&quot;;[.J8];&quot;,1],&quot;))" office:value-type="string" office:string-value="[0,0,0]," calcext:value-type="string">
            <text:p>[0,0,0],</text:p>
          </table:table-cell>
          <table:table-cell/>
          <table:table-cell table:formula="of:=IF(ISBLANK([.K8]);&quot;[0,0,0],&quot;;COM.MICROSOFT.CONCAT(&quot;[&quot;;[.K8];&quot;,&quot;;[.L8];&quot;,1],&quot;))" office:value-type="string" office:string-value="[0,0,0]," calcext:value-type="string">
            <text:p>[0,0,0],</text:p>
          </table:table-cell>
          <table:table-cell/>
          <table:table-cell table:formula="of:=IF(ISBLANK([.M8]);&quot;[0,0,0],&quot;;COM.MICROSOFT.CONCAT(&quot;[&quot;;[.M8];&quot;,&quot;;[.N8];&quot;,1],&quot;))" office:value-type="string" office:string-value="[0,0,0]," calcext:value-type="string">
            <text:p>[0,0,0],</text:p>
          </table:table-cell>
          <table:table-cell/>
          <table:table-cell table:formula="of:=IF(ISBLANK([.O8]);&quot;[0,0,0],&quot;;COM.MICROSOFT.CONCAT(&quot;[&quot;;[.O8];&quot;,&quot;;[.P8];&quot;,1],&quot;))" office:value-type="string" office:string-value="[0,0,0]," calcext:value-type="string">
            <text:p>[0,0,0],</text:p>
          </table:table-cell>
          <table:table-cell/>
          <table:table-cell table:formula="of:=IF(ISBLANK([.Q8]);&quot;[0,0,0],&quot;;COM.MICROSOFT.CONCAT(&quot;[&quot;;[.Q8];&quot;,&quot;;[.R8];&quot;,1],&quot;))" office:value-type="string" office:string-value="[501,940,1]," calcext:value-type="string">
            <text:p>[501,940,1],</text:p>
          </table:table-cell>
          <table:table-cell/>
          <table:table-cell table:formula="of:=IF(ISBLANK([.S8]);&quot;[0,0,0],&quot;;COM.MICROSOFT.CONCAT(&quot;[&quot;;[.S8];&quot;,&quot;;[.T8];&quot;,1],&quot;))" office:value-type="string" office:string-value="[865,1000,1]," calcext:value-type="string">
            <text:p>[865,1000,1],</text:p>
          </table:table-cell>
          <table:table-cell/>
          <table:table-cell table:formula="of:=IF(ISBLANK([.U8]);&quot;[0,0,0],&quot;;COM.MICROSOFT.CONCAT(&quot;[&quot;;[.U8];&quot;,&quot;;[.V8];&quot;,1],&quot;))" office:value-type="string" office:string-value="[647,982,1]," calcext:value-type="string">
            <text:p>[647,982,1],</text:p>
          </table:table-cell>
          <table:table-cell/>
          <table:table-cell table:formula="of:=IF(ISBLANK([.W8]);&quot;[0,0,0],&quot;;COM.MICROSOFT.CONCAT(&quot;[&quot;;[.W8];&quot;,&quot;;[.X8];&quot;,1],&quot;))" office:value-type="string" office:string-value="[359,1111,1]," calcext:value-type="string">
            <text:p>[359,1111,1],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269" calcext:value-type="float">
            <text:p>126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6</text:p>
          </table:table-cell>
          <table:table-cell table:formula="of:=IF(ISBLANK([.I9]);&quot;[0,0,0],&quot;;COM.MICROSOFT.CONCAT(&quot;[&quot;;[.I9];&quot;,&quot;;[.J9];&quot;,1],&quot;))" office:value-type="string" office:string-value="[1222,939,1]," calcext:value-type="string">
            <text:p>[1222,939,1],</text:p>
          </table:table-cell>
          <table:table-cell/>
          <table:table-cell table:formula="of:=IF(ISBLANK([.K9]);&quot;[0,0,0],&quot;;COM.MICROSOFT.CONCAT(&quot;[&quot;;[.K9];&quot;,&quot;;[.L9];&quot;,1],&quot;))" office:value-type="string" office:string-value="[1499,969,1]," calcext:value-type="string">
            <text:p>[1499,969,1],</text:p>
          </table:table-cell>
          <table:table-cell/>
          <table:table-cell table:formula="of:=IF(ISBLANK([.M9]);&quot;[0,0,0],&quot;;COM.MICROSOFT.CONCAT(&quot;[&quot;;[.M9];&quot;,&quot;;[.N9];&quot;,1],&quot;))" office:value-type="string" office:string-value="[1370,1023,1]," calcext:value-type="string">
            <text:p>[1370,1023,1],</text:p>
          </table:table-cell>
          <table:table-cell/>
          <table:table-cell table:formula="of:=IF(ISBLANK([.O9]);&quot;[0,0,0],&quot;;COM.MICROSOFT.CONCAT(&quot;[&quot;;[.O9];&quot;,&quot;;[.P9];&quot;,1],&quot;))" office:value-type="string" office:string-value="[1293,971,1]," calcext:value-type="string">
            <text:p>[1293,971,1],</text:p>
          </table:table-cell>
          <table:table-cell/>
          <table:table-cell table:formula="of:=IF(ISBLANK([.Q9]);&quot;[0,0,0],&quot;;COM.MICROSOFT.CONCAT(&quot;[&quot;;[.Q9];&quot;,&quot;;[.R9];&quot;,1],&quot;))" office:value-type="string" office:string-value="[0,0,0]," calcext:value-type="string">
            <text:p>[0,0,0],</text:p>
          </table:table-cell>
          <table:table-cell/>
          <table:table-cell table:formula="of:=IF(ISBLANK([.S9]);&quot;[0,0,0],&quot;;COM.MICROSOFT.CONCAT(&quot;[&quot;;[.S9];&quot;,&quot;;[.T9];&quot;,1],&quot;))" office:value-type="string" office:string-value="[0,0,0]," calcext:value-type="string">
            <text:p>[0,0,0],</text:p>
          </table:table-cell>
          <table:table-cell/>
          <table:table-cell table:formula="of:=IF(ISBLANK([.U9]);&quot;[0,0,0],&quot;;COM.MICROSOFT.CONCAT(&quot;[&quot;;[.U9];&quot;,&quot;;[.V9];&quot;,1],&quot;))" office:value-type="string" office:string-value="[0,0,0]," calcext:value-type="string">
            <text:p>[0,0,0],</text:p>
          </table:table-cell>
          <table:table-cell/>
          <table:table-cell table:formula="of:=IF(ISBLANK([.W9]);&quot;[0,0,0],&quot;;COM.MICROSOFT.CONCAT(&quot;[&quot;;[.W9];&quot;,&quot;;[.X9];&quot;,1],&quot;))" office:value-type="string" office:string-value="[0,0,0]," calcext:value-type="string">
            <text:p>[0,0,0],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979" calcext:value-type="float">
            <text:p>97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iew6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am7</text:p>
          </table:table-cell>
          <table:table-cell table:formula="of:=IF(ISBLANK([.I10]);&quot;[0,0,0],&quot;;COM.MICROSOFT.CONCAT(&quot;[&quot;;[.I10];&quot;,&quot;;[.J10];&quot;,1],&quot;))" office:value-type="string" office:string-value="[438,905,1]," calcext:value-type="string">
            <text:p>[438,905,1],</text:p>
          </table:table-cell>
          <table:table-cell/>
          <table:table-cell table:formula="of:=IF(ISBLANK([.K10]);&quot;[0,0,0],&quot;;COM.MICROSOFT.CONCAT(&quot;[&quot;;[.K10];&quot;,&quot;;[.L10];&quot;,1],&quot;))" office:value-type="string" office:string-value="[703,957,1]," calcext:value-type="string">
            <text:p>[703,957,1],</text:p>
          </table:table-cell>
          <table:table-cell/>
          <table:table-cell table:formula="of:=IF(ISBLANK([.M10]);&quot;[0,0,0],&quot;;COM.MICROSOFT.CONCAT(&quot;[&quot;;[.M10];&quot;,&quot;;[.N10];&quot;,1],&quot;))" office:value-type="string" office:string-value="[631,991,1]," calcext:value-type="string">
            <text:p>[631,991,1],</text:p>
          </table:table-cell>
          <table:table-cell/>
          <table:table-cell table:formula="of:=IF(ISBLANK([.O10]);&quot;[0,0,0],&quot;;COM.MICROSOFT.CONCAT(&quot;[&quot;;[.O10];&quot;,&quot;;[.P10];&quot;,1],&quot;))" office:value-type="string" office:string-value="[559,1038,1]," calcext:value-type="string">
            <text:p>[559,1038,1],</text:p>
          </table:table-cell>
          <table:table-cell/>
          <table:table-cell table:formula="of:=IF(ISBLANK([.Q10]);&quot;[0,0,0],&quot;;COM.MICROSOFT.CONCAT(&quot;[&quot;;[.Q10];&quot;,&quot;;[.R10];&quot;,1],&quot;))" office:value-type="string" office:string-value="[0,0,0]," calcext:value-type="string">
            <text:p>[0,0,0],</text:p>
          </table:table-cell>
          <table:table-cell/>
          <table:table-cell table:formula="of:=IF(ISBLANK([.S10]);&quot;[0,0,0],&quot;;COM.MICROSOFT.CONCAT(&quot;[&quot;;[.S10];&quot;,&quot;;[.T10];&quot;,1],&quot;))" office:value-type="string" office:string-value="[0,0,0]," calcext:value-type="string">
            <text:p>[0,0,0],</text:p>
          </table:table-cell>
          <table:table-cell/>
          <table:table-cell table:formula="of:=IF(ISBLANK([.U10]);&quot;[0,0,0],&quot;;COM.MICROSOFT.CONCAT(&quot;[&quot;;[.U10];&quot;,&quot;;[.V10];&quot;,1],&quot;))" office:value-type="string" office:string-value="[0,0,0]," calcext:value-type="string">
            <text:p>[0,0,0],</text:p>
          </table:table-cell>
          <table:table-cell/>
          <table:table-cell table:formula="of:=IF(ISBLANK([.W10]);&quot;[0,0,0],&quot;;COM.MICROSOFT.CONCAT(&quot;[&quot;;[.W10];&quot;,&quot;;[.X10];&quot;,1],&quot;))" office:value-type="string" office:string-value="[0,0,0]," calcext:value-type="string">
            <text:p>[0,0,0],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iew6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1</text:p>
          </table:table-cell>
          <table:table-cell table:formula="of:=IF(ISBLANK([.I11]);&quot;[0,0,0],&quot;;COM.MICROSOFT.CONCAT(&quot;[&quot;;[.I11];&quot;,&quot;;[.J11];&quot;,1],&quot;))" office:value-type="string" office:string-value="[0,0,0]," calcext:value-type="string">
            <text:p>[0,0,0],</text:p>
          </table:table-cell>
          <table:table-cell/>
          <table:table-cell table:formula="of:=IF(ISBLANK([.K11]);&quot;[0,0,0],&quot;;COM.MICROSOFT.CONCAT(&quot;[&quot;;[.K11];&quot;,&quot;;[.L11];&quot;,1],&quot;))" office:value-type="string" office:string-value="[0,0,0]," calcext:value-type="string">
            <text:p>[0,0,0],</text:p>
          </table:table-cell>
          <table:table-cell/>
          <table:table-cell table:formula="of:=IF(ISBLANK([.M11]);&quot;[0,0,0],&quot;;COM.MICROSOFT.CONCAT(&quot;[&quot;;[.M11];&quot;,&quot;;[.N11];&quot;,1],&quot;))" office:value-type="string" office:string-value="[243,377,1]," calcext:value-type="string">
            <text:p>[243,377,1],</text:p>
          </table:table-cell>
          <table:table-cell/>
          <table:table-cell table:formula="of:=IF(ISBLANK([.O11]);&quot;[0,0,0],&quot;;COM.MICROSOFT.CONCAT(&quot;[&quot;;[.O11];&quot;,&quot;;[.P11];&quot;,1],&quot;))" office:value-type="string" office:string-value="[0,0,0]," calcext:value-type="string">
            <text:p>[0,0,0],</text:p>
          </table:table-cell>
          <table:table-cell/>
          <table:table-cell table:formula="of:=IF(ISBLANK([.Q11]);&quot;[0,0,0],&quot;;COM.MICROSOFT.CONCAT(&quot;[&quot;;[.Q11];&quot;,&quot;;[.R11];&quot;,1],&quot;))" office:value-type="string" office:string-value="[0,0,0]," calcext:value-type="string">
            <text:p>[0,0,0],</text:p>
          </table:table-cell>
          <table:table-cell/>
          <table:table-cell table:formula="of:=IF(ISBLANK([.S11]);&quot;[0,0,0],&quot;;COM.MICROSOFT.CONCAT(&quot;[&quot;;[.S11];&quot;,&quot;;[.T11];&quot;,1],&quot;))" office:value-type="string" office:string-value="[0,0,0]," calcext:value-type="string">
            <text:p>[0,0,0],</text:p>
          </table:table-cell>
          <table:table-cell/>
          <table:table-cell table:formula="of:=IF(ISBLANK([.U11]);&quot;[0,0,0],&quot;;COM.MICROSOFT.CONCAT(&quot;[&quot;;[.U11];&quot;,&quot;;[.V11];&quot;,1],&quot;))" office:value-type="string" office:string-value="[979,345,1]," calcext:value-type="string">
            <text:p>[979,345,1],</text:p>
          </table:table-cell>
          <table:table-cell/>
          <table:table-cell table:formula="of:=IF(ISBLANK([.W11]);&quot;[0,0,0],&quot;;COM.MICROSOFT.CONCAT(&quot;[&quot;;[.W11];&quot;,&quot;;[.X11];&quot;,1],&quot;))" office:value-type="string" office:string-value="[1350,407,1]," calcext:value-type="string">
            <text:p>[1350,407,1],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85" calcext:value-type="float">
            <text:p>8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iew6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2</text:p>
          </table:table-cell>
          <table:table-cell table:formula="of:=IF(ISBLANK([.I12]);&quot;[0,0,0],&quot;;COM.MICROSOFT.CONCAT(&quot;[&quot;;[.I12];&quot;,&quot;;[.J12];&quot;,1],&quot;))" office:value-type="string" office:string-value="[0,0,0]," calcext:value-type="string">
            <text:p>[0,0,0],</text:p>
          </table:table-cell>
          <table:table-cell/>
          <table:table-cell table:formula="of:=IF(ISBLANK([.K12]);&quot;[0,0,0],&quot;;COM.MICROSOFT.CONCAT(&quot;[&quot;;[.K12];&quot;,&quot;;[.L12];&quot;,1],&quot;))" office:value-type="string" office:string-value="[0,0,0]," calcext:value-type="string">
            <text:p>[0,0,0],</text:p>
          </table:table-cell>
          <table:table-cell/>
          <table:table-cell table:formula="of:=IF(ISBLANK([.M12]);&quot;[0,0,0],&quot;;COM.MICROSOFT.CONCAT(&quot;[&quot;;[.M12];&quot;,&quot;;[.N12];&quot;,1],&quot;))" office:value-type="string" office:string-value="[899,365,1]," calcext:value-type="string">
            <text:p>[899,365,1],</text:p>
          </table:table-cell>
          <table:table-cell/>
          <table:table-cell table:formula="of:=IF(ISBLANK([.O12]);&quot;[0,0,0],&quot;;COM.MICROSOFT.CONCAT(&quot;[&quot;;[.O12];&quot;,&quot;;[.P12];&quot;,1],&quot;))" office:value-type="string" office:string-value="[1613,348,1]," calcext:value-type="string">
            <text:p>[1613,348,1],</text:p>
          </table:table-cell>
          <table:table-cell/>
          <table:table-cell table:formula="of:=IF(ISBLANK([.Q12]);&quot;[0,0,0],&quot;;COM.MICROSOFT.CONCAT(&quot;[&quot;;[.Q12];&quot;,&quot;;[.R12];&quot;,1],&quot;))" office:value-type="string" office:string-value="[0,0,0]," calcext:value-type="string">
            <text:p>[0,0,0],</text:p>
          </table:table-cell>
          <table:table-cell/>
          <table:table-cell table:formula="of:=IF(ISBLANK([.S12]);&quot;[0,0,0],&quot;;COM.MICROSOFT.CONCAT(&quot;[&quot;;[.S12];&quot;,&quot;;[.T12];&quot;,1],&quot;))" office:value-type="string" office:string-value="[0,0,0]," calcext:value-type="string">
            <text:p>[0,0,0],</text:p>
          </table:table-cell>
          <table:table-cell/>
          <table:table-cell table:formula="of:=IF(ISBLANK([.U12]);&quot;[0,0,0],&quot;;COM.MICROSOFT.CONCAT(&quot;[&quot;;[.U12];&quot;,&quot;;[.V12];&quot;,1],&quot;))" office:value-type="string" office:string-value="[345,350,1]," calcext:value-type="string">
            <text:p>[345,350,1],</text:p>
          </table:table-cell>
          <table:table-cell/>
          <table:table-cell table:formula="of:=IF(ISBLANK([.W12]);&quot;[0,0,0],&quot;;COM.MICROSOFT.CONCAT(&quot;[&quot;;[.W12];&quot;,&quot;;[.X12];&quot;,1],&quot;))" office:value-type="string" office:string-value="[0,0,0]," calcext:value-type="string">
            <text:p>[0,0,0],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350" calcext:value-type="float">
            <text:p>135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3</text:p>
          </table:table-cell>
          <table:table-cell table:formula="of:=IF(ISBLANK([.I13]);&quot;[0,0,0],&quot;;COM.MICROSOFT.CONCAT(&quot;[&quot;;[.I13];&quot;,&quot;;[.J13];&quot;,1],&quot;))" office:value-type="string" office:string-value="[0,0,0]," calcext:value-type="string">
            <text:p>[0,0,0],</text:p>
          </table:table-cell>
          <table:table-cell/>
          <table:table-cell table:formula="of:=IF(ISBLANK([.K13]);&quot;[0,0,0],&quot;;COM.MICROSOFT.CONCAT(&quot;[&quot;;[.K13];&quot;,&quot;;[.L13];&quot;,1],&quot;))" office:value-type="string" office:string-value="[0,0,0]," calcext:value-type="string">
            <text:p>[0,0,0],</text:p>
          </table:table-cell>
          <table:table-cell/>
          <table:table-cell table:formula="of:=IF(ISBLANK([.M13]);&quot;[0,0,0],&quot;;COM.MICROSOFT.CONCAT(&quot;[&quot;;[.M13];&quot;,&quot;;[.N13];&quot;,1],&quot;))" office:value-type="string" office:string-value="[920,333,1]," calcext:value-type="string">
            <text:p>[920,333,1],</text:p>
          </table:table-cell>
          <table:table-cell/>
          <table:table-cell table:formula="of:=IF(ISBLANK([.O13]);&quot;[0,0,0],&quot;;COM.MICROSOFT.CONCAT(&quot;[&quot;;[.O13];&quot;,&quot;;[.P13];&quot;,1],&quot;))" office:value-type="string" office:string-value="[1269,324,1]," calcext:value-type="string">
            <text:p>[1269,324,1],</text:p>
          </table:table-cell>
          <table:table-cell/>
          <table:table-cell table:formula="of:=IF(ISBLANK([.Q13]);&quot;[0,0,0],&quot;;COM.MICROSOFT.CONCAT(&quot;[&quot;;[.Q13];&quot;,&quot;;[.R13];&quot;,1],&quot;))" office:value-type="string" office:string-value="[0,0,0]," calcext:value-type="string">
            <text:p>[0,0,0],</text:p>
          </table:table-cell>
          <table:table-cell/>
          <table:table-cell table:formula="of:=IF(ISBLANK([.S13]);&quot;[0,0,0],&quot;;COM.MICROSOFT.CONCAT(&quot;[&quot;;[.S13];&quot;,&quot;;[.T13];&quot;,1],&quot;))" office:value-type="string" office:string-value="[0,0,0]," calcext:value-type="string">
            <text:p>[0,0,0],</text:p>
          </table:table-cell>
          <table:table-cell/>
          <table:table-cell table:formula="of:=IF(ISBLANK([.U13]);&quot;[0,0,0],&quot;;COM.MICROSOFT.CONCAT(&quot;[&quot;;[.U13];&quot;,&quot;;[.V13];&quot;,1],&quot;))" office:value-type="string" office:string-value="[85,435,1]," calcext:value-type="string">
            <text:p>[85,435,1],</text:p>
          </table:table-cell>
          <table:table-cell/>
          <table:table-cell table:formula="of:=IF(ISBLANK([.W13]);&quot;[0,0,0],&quot;;COM.MICROSOFT.CONCAT(&quot;[&quot;;[.W13];&quot;,&quot;;[.X13];&quot;,1],&quot;))" office:value-type="string" office:string-value="[1083,508,1]," calcext:value-type="string">
            <text:p>[1083,508,1],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083" calcext:value-type="float">
            <text:p>1083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4</text:p>
          </table:table-cell>
          <table:table-cell table:formula="of:=IF(ISBLANK([.I14]);&quot;[0,0,0],&quot;;COM.MICROSOFT.CONCAT(&quot;[&quot;;[.I14];&quot;,&quot;;[.J14];&quot;,1],&quot;))" office:value-type="string" office:string-value="[0,0,0]," calcext:value-type="string">
            <text:p>[0,0,0],</text:p>
          </table:table-cell>
          <table:table-cell/>
          <table:table-cell table:formula="of:=IF(ISBLANK([.K14]);&quot;[0,0,0],&quot;;COM.MICROSOFT.CONCAT(&quot;[&quot;;[.K14];&quot;,&quot;;[.L14];&quot;,1],&quot;))" office:value-type="string" office:string-value="[0,0,0]," calcext:value-type="string">
            <text:p>[0,0,0],</text:p>
          </table:table-cell>
          <table:table-cell/>
          <table:table-cell table:formula="of:=IF(ISBLANK([.M14]);&quot;[0,0,0],&quot;;COM.MICROSOFT.CONCAT(&quot;[&quot;;[.M14];&quot;,&quot;;[.N14];&quot;,1],&quot;))" office:value-type="string" office:string-value="[1513,325,1]," calcext:value-type="string">
            <text:p>[1513,325,1],</text:p>
          </table:table-cell>
          <table:table-cell/>
          <table:table-cell table:formula="of:=IF(ISBLANK([.O14]);&quot;[0,0,0],&quot;;COM.MICROSOFT.CONCAT(&quot;[&quot;;[.O14];&quot;,&quot;;[.P14];&quot;,1],&quot;))" office:value-type="string" office:string-value="[0,0,0]," calcext:value-type="string">
            <text:p>[0,0,0],</text:p>
          </table:table-cell>
          <table:table-cell/>
          <table:table-cell table:formula="of:=IF(ISBLANK([.Q14]);&quot;[0,0,0],&quot;;COM.MICROSOFT.CONCAT(&quot;[&quot;;[.Q14];&quot;,&quot;;[.R14];&quot;,1],&quot;))" office:value-type="string" office:string-value="[0,0,0]," calcext:value-type="string">
            <text:p>[0,0,0],</text:p>
          </table:table-cell>
          <table:table-cell/>
          <table:table-cell table:formula="of:=IF(ISBLANK([.S14]);&quot;[0,0,0],&quot;;COM.MICROSOFT.CONCAT(&quot;[&quot;;[.S14];&quot;,&quot;;[.T14];&quot;,1],&quot;))" office:value-type="string" office:string-value="[0,0,0]," calcext:value-type="string">
            <text:p>[0,0,0],</text:p>
          </table:table-cell>
          <table:table-cell/>
          <table:table-cell table:formula="of:=IF(ISBLANK([.U14]);&quot;[0,0,0],&quot;;COM.MICROSOFT.CONCAT(&quot;[&quot;;[.U14];&quot;,&quot;;[.V14];&quot;,1],&quot;))" office:value-type="string" office:string-value="[0,0,0]," calcext:value-type="string">
            <text:p>[0,0,0],</text:p>
          </table:table-cell>
          <table:table-cell/>
          <table:table-cell table:formula="of:=IF(ISBLANK([.W14]);&quot;[0,0,0],&quot;;COM.MICROSOFT.CONCAT(&quot;[&quot;;[.W14];&quot;,&quot;;[.X14];&quot;,1],&quot;))" office:value-type="string" office:string-value="[103,431,1]," calcext:value-type="string">
            <text:p>[103,431,1],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5</text:p>
          </table:table-cell>
          <table:table-cell table:formula="of:=IF(ISBLANK([.I15]);&quot;[0,0,0],&quot;;COM.MICROSOFT.CONCAT(&quot;[&quot;;[.I15];&quot;,&quot;;[.J15];&quot;,1],&quot;))" office:value-type="string" office:string-value="[0,0,0]," calcext:value-type="string">
            <text:p>[0,0,0],</text:p>
          </table:table-cell>
          <table:table-cell/>
          <table:table-cell table:formula="of:=IF(ISBLANK([.K15]);&quot;[0,0,0],&quot;;COM.MICROSOFT.CONCAT(&quot;[&quot;;[.K15];&quot;,&quot;;[.L15];&quot;,1],&quot;))" office:value-type="string" office:string-value="[0,0,0]," calcext:value-type="string">
            <text:p>[0,0,0],</text:p>
          </table:table-cell>
          <table:table-cell/>
          <table:table-cell table:formula="of:=IF(ISBLANK([.M15]);&quot;[0,0,0],&quot;;COM.MICROSOFT.CONCAT(&quot;[&quot;;[.M15];&quot;,&quot;;[.N15];&quot;,1],&quot;))" office:value-type="string" office:string-value="[696,424,1]," calcext:value-type="string">
            <text:p>[696,424,1],</text:p>
          </table:table-cell>
          <table:table-cell/>
          <table:table-cell table:formula="of:=IF(ISBLANK([.O15]);&quot;[0,0,0],&quot;;COM.MICROSOFT.CONCAT(&quot;[&quot;;[.O15];&quot;,&quot;;[.P15];&quot;,1],&quot;))" office:value-type="string" office:string-value="[1616,401,1]," calcext:value-type="string">
            <text:p>[1616,401,1],</text:p>
          </table:table-cell>
          <table:table-cell/>
          <table:table-cell table:formula="of:=IF(ISBLANK([.Q15]);&quot;[0,0,0],&quot;;COM.MICROSOFT.CONCAT(&quot;[&quot;;[.Q15];&quot;,&quot;;[.R15];&quot;,1],&quot;))" office:value-type="string" office:string-value="[0,0,0]," calcext:value-type="string">
            <text:p>[0,0,0],</text:p>
          </table:table-cell>
          <table:table-cell/>
          <table:table-cell table:formula="of:=IF(ISBLANK([.S15]);&quot;[0,0,0],&quot;;COM.MICROSOFT.CONCAT(&quot;[&quot;;[.S15];&quot;,&quot;;[.T15];&quot;,1],&quot;))" office:value-type="string" office:string-value="[0,0,0]," calcext:value-type="string">
            <text:p>[0,0,0],</text:p>
          </table:table-cell>
          <table:table-cell/>
          <table:table-cell table:formula="of:=IF(ISBLANK([.U15]);&quot;[0,0,0],&quot;;COM.MICROSOFT.CONCAT(&quot;[&quot;;[.U15];&quot;,&quot;;[.V15];&quot;,1],&quot;))" office:value-type="string" office:string-value="[0,0,0]," calcext:value-type="string">
            <text:p>[0,0,0],</text:p>
          </table:table-cell>
          <table:table-cell/>
          <table:table-cell table:formula="of:=IF(ISBLANK([.W15]);&quot;[0,0,0],&quot;;COM.MICROSOFT.CONCAT(&quot;[&quot;;[.W15];&quot;,&quot;;[.X15];&quot;,1],&quot;))" office:value-type="string" office:string-value="[798,430,1]," calcext:value-type="string">
            <text:p>[798,430,1],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513" calcext:value-type="float">
            <text:p>151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6</text:p>
          </table:table-cell>
          <table:table-cell table:formula="of:=IF(ISBLANK([.I16]);&quot;[0,0,0],&quot;;COM.MICROSOFT.CONCAT(&quot;[&quot;;[.I16];&quot;,&quot;;[.J16];&quot;,1],&quot;))" office:value-type="string" office:string-value="[1721,704,1]," calcext:value-type="string">
            <text:p>[1721,704,1],</text:p>
          </table:table-cell>
          <table:table-cell/>
          <table:table-cell table:formula="of:=IF(ISBLANK([.K16]);&quot;[0,0,0],&quot;;COM.MICROSOFT.CONCAT(&quot;[&quot;;[.K16];&quot;,&quot;;[.L16];&quot;,1],&quot;))" office:value-type="string" office:string-value="[1609,674,1]," calcext:value-type="string">
            <text:p>[1609,674,1],</text:p>
          </table:table-cell>
          <table:table-cell/>
          <table:table-cell table:formula="of:=IF(ISBLANK([.M16]);&quot;[0,0,0],&quot;;COM.MICROSOFT.CONCAT(&quot;[&quot;;[.M16];&quot;,&quot;;[.N16];&quot;,1],&quot;))" office:value-type="string" office:string-value="[0,0,0]," calcext:value-type="string">
            <text:p>[0,0,0],</text:p>
          </table:table-cell>
          <table:table-cell/>
          <table:table-cell table:formula="of:=IF(ISBLANK([.O16]);&quot;[0,0,0],&quot;;COM.MICROSOFT.CONCAT(&quot;[&quot;;[.O16];&quot;,&quot;;[.P16];&quot;,1],&quot;))" office:value-type="string" office:string-value="[1754,1105,1]," calcext:value-type="string">
            <text:p>[1754,1105,1],</text:p>
          </table:table-cell>
          <table:table-cell/>
          <table:table-cell table:formula="of:=IF(ISBLANK([.Q16]);&quot;[0,0,0],&quot;;COM.MICROSOFT.CONCAT(&quot;[&quot;;[.Q16];&quot;,&quot;;[.R16];&quot;,1],&quot;))" office:value-type="string" office:string-value="[279,490,1]," calcext:value-type="string">
            <text:p>[279,490,1],</text:p>
          </table:table-cell>
          <table:table-cell/>
          <table:table-cell table:formula="of:=IF(ISBLANK([.S16]);&quot;[0,0,0],&quot;;COM.MICROSOFT.CONCAT(&quot;[&quot;;[.S16];&quot;,&quot;;[.T16];&quot;,1],&quot;))" office:value-type="string" office:string-value="[0,0,0]," calcext:value-type="string">
            <text:p>[0,0,0],</text:p>
          </table:table-cell>
          <table:table-cell/>
          <table:table-cell table:formula="of:=IF(ISBLANK([.U16]);&quot;[0,0,0],&quot;;COM.MICROSOFT.CONCAT(&quot;[&quot;;[.U16];&quot;,&quot;;[.V16];&quot;,1],&quot;))" office:value-type="string" office:string-value="[0,0,0]," calcext:value-type="string">
            <text:p>[0,0,0],</text:p>
          </table:table-cell>
          <table:table-cell/>
          <table:table-cell table:formula="of:=IF(ISBLANK([.W16]);&quot;[0,0,0],&quot;;COM.MICROSOFT.CONCAT(&quot;[&quot;;[.W16];&quot;,&quot;;[.X16];&quot;,1],&quot;))" office:value-type="string" office:string-value="[0,0,0]," calcext:value-type="string">
            <text:p>[0,0,0],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696" calcext:value-type="float">
            <text:p>69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7</text:p>
          </table:table-cell>
          <table:table-cell table:formula="of:=IF(ISBLANK([.I17]);&quot;[0,0,0],&quot;;COM.MICROSOFT.CONCAT(&quot;[&quot;;[.I17];&quot;,&quot;;[.J17];&quot;,1],&quot;))" office:value-type="string" office:string-value="[0,0,0]," calcext:value-type="string">
            <text:p>[0,0,0],</text:p>
          </table:table-cell>
          <table:table-cell/>
          <table:table-cell table:formula="of:=IF(ISBLANK([.K17]);&quot;[0,0,0],&quot;;COM.MICROSOFT.CONCAT(&quot;[&quot;;[.K17];&quot;,&quot;;[.L17];&quot;,1],&quot;))" office:value-type="string" office:string-value="[1643,50,1]," calcext:value-type="string">
            <text:p>[1643,50,1],</text:p>
          </table:table-cell>
          <table:table-cell/>
          <table:table-cell table:formula="of:=IF(ISBLANK([.M17]);&quot;[0,0,0],&quot;;COM.MICROSOFT.CONCAT(&quot;[&quot;;[.M17];&quot;,&quot;;[.N17];&quot;,1],&quot;))" office:value-type="string" office:string-value="[1520,1180,1]," calcext:value-type="string">
            <text:p>[1520,1180,1],</text:p>
          </table:table-cell>
          <table:table-cell/>
          <table:table-cell table:formula="of:=IF(ISBLANK([.O17]);&quot;[0,0,0],&quot;;COM.MICROSOFT.CONCAT(&quot;[&quot;;[.O17];&quot;,&quot;;[.P17];&quot;,1],&quot;))" office:value-type="string" office:string-value="[0,0,0]," calcext:value-type="string">
            <text:p>[0,0,0],</text:p>
          </table:table-cell>
          <table:table-cell/>
          <table:table-cell table:formula="of:=IF(ISBLANK([.Q17]);&quot;[0,0,0],&quot;;COM.MICROSOFT.CONCAT(&quot;[&quot;;[.Q17];&quot;,&quot;;[.R17];&quot;,1],&quot;))" office:value-type="string" office:string-value="[343,239,1]," calcext:value-type="string">
            <text:p>[343,239,1],</text:p>
          </table:table-cell>
          <table:table-cell/>
          <table:table-cell table:formula="of:=IF(ISBLANK([.S17]);&quot;[0,0,0],&quot;;COM.MICROSOFT.CONCAT(&quot;[&quot;;[.S17];&quot;,&quot;;[.T17];&quot;,1],&quot;))" office:value-type="string" office:string-value="[0,0,0]," calcext:value-type="string">
            <text:p>[0,0,0],</text:p>
          </table:table-cell>
          <table:table-cell/>
          <table:table-cell table:formula="of:=IF(ISBLANK([.U17]);&quot;[0,0,0],&quot;;COM.MICROSOFT.CONCAT(&quot;[&quot;;[.U17];&quot;,&quot;;[.V17];&quot;,1],&quot;))" office:value-type="string" office:string-value="[53,879,1]," calcext:value-type="string">
            <text:p>[53,879,1],</text:p>
          </table:table-cell>
          <table:table-cell/>
          <table:table-cell table:formula="of:=IF(ISBLANK([.W17]);&quot;[0,0,0],&quot;;COM.MICROSOFT.CONCAT(&quot;[&quot;;[.W17];&quot;,&quot;;[.X17];&quot;,1],&quot;))" office:value-type="string" office:string-value="[182,1062,1]," calcext:value-type="string">
            <text:p>[182,1062,1],</text:p>
          </table:table-cell>
          <table:table-cell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520" calcext:value-type="float">
            <text:p>152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8</text:p>
          </table:table-cell>
          <table:table-cell table:formula="of:=IF(ISBLANK([.I18]);&quot;[0,0,0],&quot;;COM.MICROSOFT.CONCAT(&quot;[&quot;;[.I18];&quot;,&quot;;[.J18];&quot;,1],&quot;))" office:value-type="string" office:string-value="[0,0,0]," calcext:value-type="string">
            <text:p>[0,0,0],</text:p>
          </table:table-cell>
          <table:table-cell/>
          <table:table-cell table:formula="of:=IF(ISBLANK([.K18]);&quot;[0,0,0],&quot;;COM.MICROSOFT.CONCAT(&quot;[&quot;;[.K18];&quot;,&quot;;[.L18];&quot;,1],&quot;))" office:value-type="string" office:string-value="[0,0,0]," calcext:value-type="string">
            <text:p>[0,0,0],</text:p>
          </table:table-cell>
          <table:table-cell/>
          <table:table-cell table:formula="of:=IF(ISBLANK([.M18]);&quot;[0,0,0],&quot;;COM.MICROSOFT.CONCAT(&quot;[&quot;;[.M18];&quot;,&quot;;[.N18];&quot;,1],&quot;))" office:value-type="string" office:string-value="[99,331,1]," calcext:value-type="string">
            <text:p>[99,331,1],</text:p>
          </table:table-cell>
          <table:table-cell/>
          <table:table-cell table:formula="of:=IF(ISBLANK([.O18]);&quot;[0,0,0],&quot;;COM.MICROSOFT.CONCAT(&quot;[&quot;;[.O18];&quot;,&quot;;[.P18];&quot;,1],&quot;))" office:value-type="string" office:string-value="[372,329,1]," calcext:value-type="string">
            <text:p>[372,329,1],</text:p>
          </table:table-cell>
          <table:table-cell/>
          <table:table-cell table:formula="of:=IF(ISBLANK([.Q18]);&quot;[0,0,0],&quot;;COM.MICROSOFT.CONCAT(&quot;[&quot;;[.Q18];&quot;,&quot;;[.R18];&quot;,1],&quot;))" office:value-type="string" office:string-value="[0,0,0]," calcext:value-type="string">
            <text:p>[0,0,0],</text:p>
          </table:table-cell>
          <table:table-cell/>
          <table:table-cell table:formula="of:=IF(ISBLANK([.S18]);&quot;[0,0,0],&quot;;COM.MICROSOFT.CONCAT(&quot;[&quot;;[.S18];&quot;,&quot;;[.T18];&quot;,1],&quot;))" office:value-type="string" office:string-value="[0,0,0]," calcext:value-type="string">
            <text:p>[0,0,0],</text:p>
          </table:table-cell>
          <table:table-cell/>
          <table:table-cell table:formula="of:=IF(ISBLANK([.U18]);&quot;[0,0,0],&quot;;COM.MICROSOFT.CONCAT(&quot;[&quot;;[.U18];&quot;,&quot;;[.V18];&quot;,1],&quot;))" office:value-type="string" office:string-value="[1653,390,1]," calcext:value-type="string">
            <text:p>[1653,390,1],</text:p>
          </table:table-cell>
          <table:table-cell/>
          <table:table-cell table:formula="of:=IF(ISBLANK([.W18]);&quot;[0,0,0],&quot;;COM.MICROSOFT.CONCAT(&quot;[&quot;;[.W18];&quot;,&quot;;[.X18];&quot;,1],&quot;))" office:value-type="string" office:string-value="[0,0,0]," calcext:value-type="string">
            <text:p>[0,0,0],</text:p>
          </table:table-cell>
          <table:table-cell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99" calcext:value-type="float">
            <text:p>9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9</text:p>
          </table:table-cell>
          <table:table-cell table:formula="of:=IF(ISBLANK([.I19]);&quot;[0,0,0],&quot;;COM.MICROSOFT.CONCAT(&quot;[&quot;;[.I19];&quot;,&quot;;[.J19];&quot;,1],&quot;))" office:value-type="string" office:string-value="[0,0,0]," calcext:value-type="string">
            <text:p>[0,0,0],</text:p>
          </table:table-cell>
          <table:table-cell/>
          <table:table-cell table:formula="of:=IF(ISBLANK([.K19]);&quot;[0,0,0],&quot;;COM.MICROSOFT.CONCAT(&quot;[&quot;;[.K19];&quot;,&quot;;[.L19];&quot;,1],&quot;))" office:value-type="string" office:string-value="[0,0,0]," calcext:value-type="string">
            <text:p>[0,0,0],</text:p>
          </table:table-cell>
          <table:table-cell/>
          <table:table-cell table:formula="of:=IF(ISBLANK([.M19]);&quot;[0,0,0],&quot;;COM.MICROSOFT.CONCAT(&quot;[&quot;;[.M19];&quot;,&quot;;[.N19];&quot;,1],&quot;))" office:value-type="string" office:string-value="[0,0,0]," calcext:value-type="string">
            <text:p>[0,0,0],</text:p>
          </table:table-cell>
          <table:table-cell/>
          <table:table-cell table:formula="of:=IF(ISBLANK([.O19]);&quot;[0,0,0],&quot;;COM.MICROSOFT.CONCAT(&quot;[&quot;;[.O19];&quot;,&quot;;[.P19];&quot;,1],&quot;))" office:value-type="string" office:string-value="[318,434,1]," calcext:value-type="string">
            <text:p>[318,434,1],</text:p>
          </table:table-cell>
          <table:table-cell/>
          <table:table-cell table:formula="of:=IF(ISBLANK([.Q19]);&quot;[0,0,0],&quot;;COM.MICROSOFT.CONCAT(&quot;[&quot;;[.Q19];&quot;,&quot;;[.R19];&quot;,1],&quot;))" office:value-type="string" office:string-value="[0,0,0]," calcext:value-type="string">
            <text:p>[0,0,0],</text:p>
          </table:table-cell>
          <table:table-cell/>
          <table:table-cell table:formula="of:=IF(ISBLANK([.S19]);&quot;[0,0,0],&quot;;COM.MICROSOFT.CONCAT(&quot;[&quot;;[.S19];&quot;,&quot;;[.T19];&quot;,1],&quot;))" office:value-type="string" office:string-value="[0,0,0]," calcext:value-type="string">
            <text:p>[0,0,0],</text:p>
          </table:table-cell>
          <table:table-cell/>
          <table:table-cell table:formula="of:=IF(ISBLANK([.U19]);&quot;[0,0,0],&quot;;COM.MICROSOFT.CONCAT(&quot;[&quot;;[.U19];&quot;,&quot;;[.V19];&quot;,1],&quot;))" office:value-type="string" office:string-value="[1575,384,1]," calcext:value-type="string">
            <text:p>[1575,384,1],</text:p>
          </table:table-cell>
          <table:table-cell/>
          <table:table-cell table:formula="of:=IF(ISBLANK([.W19]);&quot;[0,0,0],&quot;;COM.MICROSOFT.CONCAT(&quot;[&quot;;[.W19];&quot;,&quot;;[.X19];&quot;,1],&quot;))" office:value-type="string" office:string-value="[1774,429,1]," calcext:value-type="string">
            <text:p>[1774,429,1],</text:p>
          </table:table-cell>
          <table:table-cell/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783" calcext:value-type="float">
            <text:p>78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view2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10</text:p>
          </table:table-cell>
          <table:table-cell table:formula="of:=IF(ISBLANK([.I20]);&quot;[0,0,0],&quot;;COM.MICROSOFT.CONCAT(&quot;[&quot;;[.I20];&quot;,&quot;;[.J20];&quot;,1],&quot;))" office:value-type="string" office:string-value="[309,143,1]," calcext:value-type="string">
            <text:p>[309,143,1],</text:p>
          </table:table-cell>
          <table:table-cell/>
          <table:table-cell table:formula="of:=IF(ISBLANK([.K20]);&quot;[0,0,0],&quot;;COM.MICROSOFT.CONCAT(&quot;[&quot;;[.K20];&quot;,&quot;;[.L20];&quot;,1],&quot;))" office:value-type="string" office:string-value="[0,0,0]," calcext:value-type="string">
            <text:p>[0,0,0],</text:p>
          </table:table-cell>
          <table:table-cell/>
          <table:table-cell table:formula="of:=IF(ISBLANK([.M20]);&quot;[0,0,0],&quot;;COM.MICROSOFT.CONCAT(&quot;[&quot;;[.M20];&quot;,&quot;;[.N20];&quot;,1],&quot;))" office:value-type="string" office:string-value="[0,0,0]," calcext:value-type="string">
            <text:p>[0,0,0],</text:p>
          </table:table-cell>
          <table:table-cell/>
          <table:table-cell table:formula="of:=IF(ISBLANK([.O20]);&quot;[0,0,0],&quot;;COM.MICROSOFT.CONCAT(&quot;[&quot;;[.O20];&quot;,&quot;;[.P20];&quot;,1],&quot;))" office:value-type="string" office:string-value="[0,0,0]," calcext:value-type="string">
            <text:p>[0,0,0],</text:p>
          </table:table-cell>
          <table:table-cell/>
          <table:table-cell table:formula="of:=IF(ISBLANK([.Q20]);&quot;[0,0,0],&quot;;COM.MICROSOFT.CONCAT(&quot;[&quot;;[.Q20];&quot;,&quot;;[.R20];&quot;,1],&quot;))" office:value-type="string" office:string-value="[0,0,0]," calcext:value-type="string">
            <text:p>[0,0,0],</text:p>
          </table:table-cell>
          <table:table-cell/>
          <table:table-cell table:formula="of:=IF(ISBLANK([.S20]);&quot;[0,0,0],&quot;;COM.MICROSOFT.CONCAT(&quot;[&quot;;[.S20];&quot;,&quot;;[.T20];&quot;,1],&quot;))" office:value-type="string" office:string-value="[1775,299,1]," calcext:value-type="string">
            <text:p>[1775,299,1],</text:p>
          </table:table-cell>
          <table:table-cell/>
          <table:table-cell table:formula="of:=IF(ISBLANK([.U20]);&quot;[0,0,0],&quot;;COM.MICROSOFT.CONCAT(&quot;[&quot;;[.U20];&quot;,&quot;;[.V20];&quot;,1],&quot;))" office:value-type="string" office:string-value="[1540,1081,1]," calcext:value-type="string">
            <text:p>[1540,1081,1],</text:p>
          </table:table-cell>
          <table:table-cell/>
          <table:table-cell table:formula="of:=IF(ISBLANK([.W20]);&quot;[0,0,0],&quot;;COM.MICROSOFT.CONCAT(&quot;[&quot;;[.W20];&quot;,&quot;;[.X20];&quot;,1],&quot;))" office:value-type="string" office:string-value="[1726,1007,1]," calcext:value-type="string">
            <text:p>[1726,1007,1]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11</text:p>
          </table:table-cell>
          <table:table-cell table:formula="of:=IF(ISBLANK([.I21]);&quot;[0,0,0],&quot;;COM.MICROSOFT.CONCAT(&quot;[&quot;;[.I21];&quot;,&quot;;[.J21];&quot;,1],&quot;))" office:value-type="string" office:string-value="[277,189,1]," calcext:value-type="string">
            <text:p>[277,189,1],</text:p>
          </table:table-cell>
          <table:table-cell/>
          <table:table-cell table:formula="of:=IF(ISBLANK([.K21]);&quot;[0,0,0],&quot;;COM.MICROSOFT.CONCAT(&quot;[&quot;;[.K21];&quot;,&quot;;[.L21];&quot;,1],&quot;))" office:value-type="string" office:string-value="[0,0,0]," calcext:value-type="string">
            <text:p>[0,0,0],</text:p>
          </table:table-cell>
          <table:table-cell/>
          <table:table-cell table:formula="of:=IF(ISBLANK([.M21]);&quot;[0,0,0],&quot;;COM.MICROSOFT.CONCAT(&quot;[&quot;;[.M21];&quot;,&quot;;[.N21];&quot;,1],&quot;))" office:value-type="string" office:string-value="[0,0,0]," calcext:value-type="string">
            <text:p>[0,0,0],</text:p>
          </table:table-cell>
          <table:table-cell/>
          <table:table-cell table:formula="of:=IF(ISBLANK([.O21]);&quot;[0,0,0],&quot;;COM.MICROSOFT.CONCAT(&quot;[&quot;;[.O21];&quot;,&quot;;[.P21];&quot;,1],&quot;))" office:value-type="string" office:string-value="[0,0,0]," calcext:value-type="string">
            <text:p>[0,0,0],</text:p>
          </table:table-cell>
          <table:table-cell/>
          <table:table-cell table:formula="of:=IF(ISBLANK([.Q21]);&quot;[0,0,0],&quot;;COM.MICROSOFT.CONCAT(&quot;[&quot;;[.Q21];&quot;,&quot;;[.R21];&quot;,1],&quot;))" office:value-type="string" office:string-value="[0,0,0]," calcext:value-type="string">
            <text:p>[0,0,0],</text:p>
          </table:table-cell>
          <table:table-cell/>
          <table:table-cell table:formula="of:=IF(ISBLANK([.S21]);&quot;[0,0,0],&quot;;COM.MICROSOFT.CONCAT(&quot;[&quot;;[.S21];&quot;,&quot;;[.T21];&quot;,1],&quot;))" office:value-type="string" office:string-value="[1756,558,1]," calcext:value-type="string">
            <text:p>[1756,558,1],</text:p>
          </table:table-cell>
          <table:table-cell/>
          <table:table-cell table:formula="of:=IF(ISBLANK([.U21]);&quot;[0,0,0],&quot;;COM.MICROSOFT.CONCAT(&quot;[&quot;;[.U21];&quot;,&quot;;[.V21];&quot;,1],&quot;))" office:value-type="string" office:string-value="[1500,1083,1]," calcext:value-type="string">
            <text:p>[1500,1083,1],</text:p>
          </table:table-cell>
          <table:table-cell/>
          <table:table-cell table:formula="of:=IF(ISBLANK([.W21]);&quot;[0,0,0],&quot;;COM.MICROSOFT.CONCAT(&quot;[&quot;;[.W21];&quot;,&quot;;[.X21];&quot;,1],&quot;))" office:value-type="string" office:string-value="[1539,1035,1]," calcext:value-type="string">
            <text:p>[1539,1035,1]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12</text:p>
          </table:table-cell>
          <table:table-cell table:formula="of:=IF(ISBLANK([.I22]);&quot;[0,0,0],&quot;;COM.MICROSOFT.CONCAT(&quot;[&quot;;[.I22];&quot;,&quot;;[.J22];&quot;,1],&quot;))" office:value-type="string" office:string-value="[142,133,1]," calcext:value-type="string">
            <text:p>[142,133,1],</text:p>
          </table:table-cell>
          <table:table-cell/>
          <table:table-cell table:formula="of:=IF(ISBLANK([.K22]);&quot;[0,0,0],&quot;;COM.MICROSOFT.CONCAT(&quot;[&quot;;[.K22];&quot;,&quot;;[.L22];&quot;,1],&quot;))" office:value-type="string" office:string-value="[0,0,0]," calcext:value-type="string">
            <text:p>[0,0,0],</text:p>
          </table:table-cell>
          <table:table-cell/>
          <table:table-cell table:formula="of:=IF(ISBLANK([.M22]);&quot;[0,0,0],&quot;;COM.MICROSOFT.CONCAT(&quot;[&quot;;[.M22];&quot;,&quot;;[.N22];&quot;,1],&quot;))" office:value-type="string" office:string-value="[0,0,0]," calcext:value-type="string">
            <text:p>[0,0,0],</text:p>
          </table:table-cell>
          <table:table-cell/>
          <table:table-cell table:formula="of:=IF(ISBLANK([.O22]);&quot;[0,0,0],&quot;;COM.MICROSOFT.CONCAT(&quot;[&quot;;[.O22];&quot;,&quot;;[.P22];&quot;,1],&quot;))" office:value-type="string" office:string-value="[0,0,0]," calcext:value-type="string">
            <text:p>[0,0,0],</text:p>
          </table:table-cell>
          <table:table-cell/>
          <table:table-cell table:formula="of:=IF(ISBLANK([.Q22]);&quot;[0,0,0],&quot;;COM.MICROSOFT.CONCAT(&quot;[&quot;;[.Q22];&quot;,&quot;;[.R22];&quot;,1],&quot;))" office:value-type="string" office:string-value="[1541,697,1]," calcext:value-type="string">
            <text:p>[1541,697,1],</text:p>
          </table:table-cell>
          <table:table-cell/>
          <table:table-cell table:formula="of:=IF(ISBLANK([.S22]);&quot;[0,0,0],&quot;;COM.MICROSOFT.CONCAT(&quot;[&quot;;[.S22];&quot;,&quot;;[.T22];&quot;,1],&quot;))" office:value-type="string" office:string-value="[0,0,0]," calcext:value-type="string">
            <text:p>[0,0,0],</text:p>
          </table:table-cell>
          <table:table-cell/>
          <table:table-cell table:formula="of:=IF(ISBLANK([.U22]);&quot;[0,0,0],&quot;;COM.MICROSOFT.CONCAT(&quot;[&quot;;[.U22];&quot;,&quot;;[.V22];&quot;,1],&quot;))" office:value-type="string" office:string-value="[0,0,0]," calcext:value-type="string">
            <text:p>[0,0,0],</text:p>
          </table:table-cell>
          <table:table-cell/>
          <table:table-cell table:formula="of:=IF(ISBLANK([.W22]);&quot;[0,0,0],&quot;;COM.MICROSOFT.CONCAT(&quot;[&quot;;[.W22];&quot;,&quot;;[.X22];&quot;,1],&quot;))" office:value-type="string" office:string-value="[1352,1013,1]," calcext:value-type="string">
            <text:p>[1352,1013,1]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13</text:p>
          </table:table-cell>
          <table:table-cell table:formula="of:=IF(ISBLANK([.I23]);&quot;[0,0,0],&quot;;COM.MICROSOFT.CONCAT(&quot;[&quot;;[.I23];&quot;,&quot;;[.J23];&quot;,1],&quot;))" office:value-type="string" office:string-value="[0,0,0]," calcext:value-type="string">
            <text:p>[0,0,0],</text:p>
          </table:table-cell>
          <table:table-cell/>
          <table:table-cell table:formula="of:=IF(ISBLANK([.K23]);&quot;[0,0,0],&quot;;COM.MICROSOFT.CONCAT(&quot;[&quot;;[.K23];&quot;,&quot;;[.L23];&quot;,1],&quot;))" office:value-type="string" office:string-value="[0,0,0]," calcext:value-type="string">
            <text:p>[0,0,0],</text:p>
          </table:table-cell>
          <table:table-cell/>
          <table:table-cell table:formula="of:=IF(ISBLANK([.M23]);&quot;[0,0,0],&quot;;COM.MICROSOFT.CONCAT(&quot;[&quot;;[.M23];&quot;,&quot;;[.N23];&quot;,1],&quot;))" office:value-type="string" office:string-value="[783,336,1]," calcext:value-type="string">
            <text:p>[783,336,1],</text:p>
          </table:table-cell>
          <table:table-cell/>
          <table:table-cell table:formula="of:=IF(ISBLANK([.O23]);&quot;[0,0,0],&quot;;COM.MICROSOFT.CONCAT(&quot;[&quot;;[.O23];&quot;,&quot;;[.P23];&quot;,1],&quot;))" office:value-type="string" office:string-value="[1145,324,1]," calcext:value-type="string">
            <text:p>[1145,324,1],</text:p>
          </table:table-cell>
          <table:table-cell/>
          <table:table-cell table:formula="of:=IF(ISBLANK([.Q23]);&quot;[0,0,0],&quot;;COM.MICROSOFT.CONCAT(&quot;[&quot;;[.Q23];&quot;,&quot;;[.R23];&quot;,1],&quot;))" office:value-type="string" office:string-value="[0,0,0]," calcext:value-type="string">
            <text:p>[0,0,0],</text:p>
          </table:table-cell>
          <table:table-cell/>
          <table:table-cell table:formula="of:=IF(ISBLANK([.S23]);&quot;[0,0,0],&quot;;COM.MICROSOFT.CONCAT(&quot;[&quot;;[.S23];&quot;,&quot;;[.T23];&quot;,1],&quot;))" office:value-type="string" office:string-value="[0,0,0]," calcext:value-type="string">
            <text:p>[0,0,0],</text:p>
          </table:table-cell>
          <table:table-cell/>
          <table:table-cell table:formula="of:=IF(ISBLANK([.U23]);&quot;[0,0,0],&quot;;COM.MICROSOFT.CONCAT(&quot;[&quot;;[.U23];&quot;,&quot;;[.V23];&quot;,1],&quot;))" office:value-type="string" office:string-value="[303,432,1]," calcext:value-type="string">
            <text:p>[303,432,1],</text:p>
          </table:table-cell>
          <table:table-cell/>
          <table:table-cell table:formula="of:=IF(ISBLANK([.W23]);&quot;[0,0,0],&quot;;COM.MICROSOFT.CONCAT(&quot;[&quot;;[.W23];&quot;,&quot;;[.X23];&quot;,1],&quot;))" office:value-type="string" office:string-value="[0,0,0]," calcext:value-type="string">
            <text:p>[0,0,0]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view7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775" calcext:value-type="float">
            <text:p>177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view5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1756" calcext:value-type="float">
            <text:p>175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view5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279" calcext:value-type="float">
            <text:p>27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iew4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43" calcext:value-type="float">
            <text:p>34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view4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1541" calcext:value-type="float">
            <text:p>1541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iew4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616" calcext:value-type="float">
            <text:p>161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754" calcext:value-type="float">
            <text:p>1754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72" calcext:value-type="float">
            <text:p>37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18" calcext:value-type="float">
            <text:p>318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1145" calcext:value-type="float">
            <text:p>114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view3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609" calcext:value-type="float">
            <text:p>1609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view1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643" calcext:value-type="float">
            <text:p>16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ew1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721" calcext:value-type="float">
            <text:p>1721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view0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09" calcext:value-type="float">
            <text:p>30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ew0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277" calcext:value-type="float">
            <text:p>27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view0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iew0_00017.png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'labels_my-project-name_2020-11-05-09-59-06'.A48:'labels_my-project-name_2020-11-05-09-59-06'.F81" table:display-filter-buttons="true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5:35:47.952689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7T13:36:10.996532152</dc:date>
    <dc:creator>Marc Badger</dc:creator>
    <meta:editing-duration>PT14H36M53S</meta:editing-duration>
    <meta:editing-cycles>2</meta:editing-cycles>
    <meta:generator>LibreOffice/6.0.7.3$Linux_X86_64 LibreOffice_project/00m0$Build-3</meta:generator>
    <meta:document-statistic meta:table-count="1" meta:cell-count="769" meta:object-count="0"/>
  </office:meta>
</office:document-meta>
</file>